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face style:name="Symbol" svg:font-family="Symbol"/>
    <style:font-face style:name="Tahoma" svg:font-family="Tahoma, Verdana"/>
    <style:font-face style:name="FreeSans2" svg:font-family="FreeSans" style:font-family-generic="swiss"/>
    <style:font-face style:name="Droid Sans"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1" style:family="table" style:master-page-name="Standard">
      <style:table-properties style:width="11.2528in" fo:margin-left="-0.5493in" style:page-number="auto" fo:break-before="page" table:align="left" style:writing-mode="lr-tb"/>
    </style:style>
    <style:style style:name="Table1.A" style:family="table-column">
      <style:table-column-properties style:column-width="5.6146in"/>
    </style:style>
    <style:style style:name="Table1.B" style:family="table-column">
      <style:table-column-properties style:column-width="5.6382in"/>
    </style:style>
    <style:style style:name="Table1.1" style:family="table-row">
      <style:table-row-properties style:min-row-height="8.0417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justify" style:justify-single-word="false"/>
      <style:text-properties style:font-name="DejaVu Sans" fo:font-size="10pt" fo:language="ru" fo:country="RU" style:font-size-asian="10pt" style:font-name-complex="DejaVu Sans" style:font-size-complex="10pt"/>
    </style:style>
    <style:style style:name="P2" style:family="paragraph" style:parent-style-name="Standard">
      <style:paragraph-properties fo:text-align="justify" style:justify-single-word="false"/>
      <style:text-properties style:font-name="DejaVu Sans" fo:font-size="10pt" fo:language="en" fo:country="US" style:font-size-asian="10pt" style:font-name-complex="DejaVu Sans" style:font-size-complex="10pt"/>
    </style:style>
    <style:style style:name="P3" style:family="paragraph" style:parent-style-name="Standard">
      <style:paragraph-properties fo:text-align="justify" style:justify-single-word="false"/>
      <style:text-properties style:font-name="DejaVu Sans" fo:font-size="10pt" fo:language="en" fo:country="US" officeooo:rsid="001327dd" officeooo:paragraph-rsid="001327dd" style:font-size-asian="10pt" style:font-name-complex="DejaVu Sans" style:font-size-complex="10pt"/>
    </style:style>
    <style:style style:name="P4" style:family="paragraph" style:parent-style-name="Standard">
      <style:paragraph-properties fo:text-align="justify" style:justify-single-word="false"/>
      <style:text-properties style:font-name="DejaVu Sans" fo:font-size="10pt" fo:language="en" fo:country="US" officeooo:rsid="0014689e" officeooo:paragraph-rsid="0014689e" style:font-size-asian="10pt" style:font-name-complex="DejaVu Sans" style:font-size-complex="10pt"/>
    </style:style>
    <style:style style:name="P5" style:family="paragraph" style:parent-style-name="Standard">
      <style:paragraph-properties fo:text-align="justify" style:justify-single-word="false"/>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P6" style:family="paragraph" style:parent-style-name="Standard">
      <style:paragraph-properties fo:text-align="justify" style:justify-single-word="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7" style:family="paragraph" style:parent-style-name="Standard">
      <style:paragraph-properties fo:text-align="justify" style:justify-single-word="false"/>
      <style:text-properties fo:color="#808080" style:font-name="DejaVu Sans" fo:font-size="10pt" fo:language="ru" fo:country="RU" fo:font-weight="normal" style:font-size-asian="10pt" style:font-weight-asian="normal" style:font-name-complex="DejaVu Sans" style:font-size-complex="10pt" style:font-weight-complex="normal"/>
    </style:style>
    <style:style style:name="P8" style:family="paragraph" style:parent-style-name="Standard">
      <style:text-properties officeooo:rsid="000c5628" officeooo:paragraph-rsid="000d51de"/>
    </style:style>
    <style:style style:name="P9" style:family="paragraph" style:parent-style-name="Standard">
      <style:text-properties officeooo:rsid="000d5ca3" officeooo:paragraph-rsid="000d5ca3"/>
    </style:style>
    <style:style style:name="P10" style:family="paragraph" style:parent-style-name="Standard">
      <style:paragraph-properties fo:text-align="justify" style:justify-single-word="false"/>
      <style:text-properties style:use-window-font-color="true" style:font-name="DejaVu Sans" fo:font-size="10pt" fo:language="ru" fo:country="RU" officeooo:rsid="000d5ca3" officeooo:paragraph-rsid="000e06d7" style:letter-kerning="true" style:font-name-asian="Droid Sans" style:font-size-asian="10pt" style:language-asian="zh" style:country-asian="CN" style:font-name-complex="DejaVu Sans" style:font-size-complex="10pt" style:language-complex="hi" style:country-complex="IN"/>
    </style:style>
    <style:style style:name="P11" style:family="paragraph" style:parent-style-name="Standard">
      <style:paragraph-properties fo:margin-left="0in" fo:margin-right="0in" fo:text-align="justify" style:justify-single-word="false" fo:text-indent="0.5854in" style:auto-text-indent="false"/>
    </style:style>
    <style:style style:name="P12"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style:font-size-asian="10pt" style:font-name-complex="DejaVu Sans" style:font-size-complex="10pt"/>
    </style:style>
    <style:style style:name="P13"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officeooo:paragraph-rsid="000d5ca3" style:font-size-asian="10pt" style:font-name-complex="DejaVu Sans" style:font-size-complex="10pt"/>
    </style:style>
    <style:style style:name="P14" style:family="paragraph" style:parent-style-name="Standard">
      <style:paragraph-properties fo:margin-left="0in" fo:margin-right="0in" fo:text-align="justify" style:justify-single-word="false" fo:text-indent="0.5854in" style:auto-text-indent="false"/>
      <style:text-properties style:font-name="DejaVu Sans" fo:font-size="10pt" fo:language="ru" fo:country="RU" officeooo:paragraph-rsid="00122640" style:font-size-asian="10pt" style:font-name-complex="DejaVu Sans" style:font-size-complex="10pt"/>
    </style:style>
    <style:style style:name="P15" style:family="paragraph" style:parent-style-name="Standard">
      <style:paragraph-properties fo:margin-left="0in" fo:margin-right="0in" fo:text-align="justify" style:justify-single-word="false" fo:text-indent="0.5854in" style:auto-text-indent="false"/>
      <style:text-properties fo:color="#808080" style:font-name="DejaVu Sans" fo:language="ru" fo:country="RU" fo:font-weight="normal" style:font-weight-asian="normal" style:font-name-complex="DejaVu Sans" style:font-weight-complex="normal"/>
    </style:style>
    <style:style style:name="P16" style:family="paragraph" style:parent-style-name="Standard">
      <style:paragraph-properties fo:margin-left="0in" fo:margin-right="0in" fo:text-align="justify" style:justify-single-word="false" fo:text-indent="0.6047in" style:auto-text-indent="false"/>
      <style:text-properties style:font-name="DejaVu Sans" fo:font-size="10pt" fo:language="ru" fo:country="RU" style:font-size-asian="10pt" style:font-name-complex="DejaVu Sans" style:font-size-complex="10pt"/>
    </style:style>
    <style:style style:name="P17" style:family="paragraph" style:parent-style-name="Standard">
      <style:paragraph-properties fo:margin-left="0in" fo:margin-right="0in" fo:text-align="justify" style:justify-single-word="false" fo:text-indent="0.6047in" style:auto-text-indent="false"/>
      <style:text-properties fo:color="#ff0000" style:font-name="DejaVu Sans" fo:font-size="10pt" fo:language="ru" fo:country="RU" fo:font-weight="bold" style:font-size-asian="10pt" style:font-weight-asian="bold" style:font-name-complex="DejaVu Sans" style:font-size-complex="10pt"/>
    </style:style>
    <style:style style:name="P18"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P19"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20" style:family="paragraph" style:parent-style-name="Standard">
      <style:paragraph-properties fo:margin-left="0in" fo:margin-right="0in" fo:text-align="justify" style:justify-single-word="false" fo:text-indent="0.5953in" style:auto-text-indent="false"/>
      <style:text-properties fo:color="#000000" style:font-name="DejaVu Sans" fo:font-size="10pt" fo:font-weight="normal" style:font-size-asian="10pt" style:font-weight-asian="normal" style:font-name-complex="DejaVu Sans" style:font-size-complex="10pt" style:font-weight-complex="normal"/>
    </style:style>
    <style:style style:name="P21" style:family="paragraph" style:parent-style-name="Standard">
      <style:paragraph-properties fo:margin-left="0in" fo:margin-right="0in" fo:text-align="justify" style:justify-single-word="false" fo:text-indent="0.5953in" style:auto-text-indent="false"/>
    </style:style>
    <style:style style:name="P22" style:family="paragraph" style:parent-style-name="Standard">
      <style:paragraph-properties fo:margin-left="0in" fo:margin-right="0in" fo:text-align="justify" style:justify-single-word="false" fo:text-indent="0.5953in" style:auto-text-indent="false"/>
      <style:text-properties officeooo:paragraph-rsid="00122640"/>
    </style:style>
    <style:style style:name="P23" style:family="paragraph" style:parent-style-name="Standard">
      <style:paragraph-properties fo:margin-left="0in" fo:margin-right="0in" fo:text-align="justify" style:justify-single-word="false" fo:text-indent="0.5953in" style:auto-text-indent="false"/>
      <style:text-properties fo:color="#ff0000" style:font-name="DejaVu Sans" fo:font-size="10pt" fo:language="en" fo:country="GB" fo:font-weight="bold" style:font-size-asian="10pt" style:font-weight-asian="bold" style:font-name-complex="DejaVu Sans" style:font-size-complex="10pt" style:font-weight-complex="bold"/>
    </style:style>
    <style:style style:name="P24" style:family="paragraph" style:parent-style-name="Standard">
      <style:paragraph-properties fo:margin-left="0in" fo:margin-right="0in" fo:text-align="justify" style:justify-single-word="false" fo:text-indent="0.5953in" style:auto-text-indent="false"/>
      <style:text-properties fo:color="#ff0000" style:font-name="DejaVu Sans" fo:language="ru" fo:country="RU" fo:font-weight="bold" style:font-weight-asian="bold" style:font-name-complex="DejaVu Sans" style:font-weight-complex="bold"/>
    </style:style>
    <style:style style:name="P25" style:family="paragraph" style:parent-style-name="Standard">
      <style:paragraph-properties fo:margin-left="0in" fo:margin-right="0in" fo:text-align="justify" style:justify-single-word="false" fo:text-indent="0.5953in" style:auto-text-indent="false"/>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P26" style:family="paragraph" style:parent-style-name="Standard">
      <style:paragraph-properties fo:margin-left="0in" fo:margin-right="0in" fo:text-align="justify" style:justify-single-word="false" fo:text-indent="0.5953in" style:auto-text-indent="false"/>
      <style:text-properties fo:color="#808080" style:font-name="DejaVu Sans" fo:font-weight="normal" style:language-asian="zh" style:country-asian="CN" style:font-weight-asian="normal" style:font-name-complex="DejaVu Sans" style:language-complex="hi" style:country-complex="IN" style:font-weight-complex="normal"/>
    </style:style>
    <style:style style:name="P27" style:family="paragraph" style:parent-style-name="Standard">
      <style:paragraph-properties fo:margin-left="0in" fo:margin-right="0in" fo:text-align="justify" style:justify-single-word="false" fo:text-indent="0.5953in" style:auto-text-indent="false"/>
      <style:text-properties fo:color="#808080" style:font-name="DejaVu Sans" fo:language="ru" fo:country="RU" fo:font-weight="normal" style:language-asian="zh" style:country-asian="CN" style:font-weight-asian="normal" style:font-name-complex="DejaVu Sans" style:language-complex="hi" style:country-complex="IN" style:font-weight-complex="normal"/>
    </style:style>
    <style:style style:name="P28" style:family="paragraph" style:parent-style-name="Standard">
      <style:paragraph-properties fo:margin-left="0in" fo:margin-right="0in" fo:text-align="justify" style:justify-single-word="false" fo:text-indent="0.5953in" style:auto-text-indent="false" fo:break-before="page"/>
      <style:text-properties fo:color="#ff0000" style:font-name="DejaVu Sans" fo:language="en" fo:country="GB" fo:font-weight="bold" style:font-weight-asian="bold" style:font-name-complex="DejaVu Sans" style:font-weight-complex="bold"/>
    </style:style>
    <style:style style:name="P29" style:family="paragraph" style:parent-style-name="Standard">
      <style:paragraph-properties fo:margin-left="0.4882in" fo:margin-right="0.0083in" fo:text-align="justify" style:justify-single-word="false" fo:text-indent="-0.4563in" style:auto-text-indent="false"/>
      <style:text-properties fo:color="#808080" style:font-name="DejaVu Sans" fo:language="ru" fo:country="RU" fo:font-weight="normal" style:font-weight-asian="normal" style:font-name-complex="DejaVu Sans" style:font-weight-complex="normal"/>
    </style:style>
    <style:style style:name="P30" style:family="paragraph" style:parent-style-name="Standard">
      <style:paragraph-properties fo:margin-left="0.4882in" fo:margin-right="0.0083in" fo:text-align="justify" style:justify-single-word="false" fo:text-indent="-0.4563in" style:auto-text-indent="false"/>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P31" style:family="paragraph" style:parent-style-name="Standard">
      <style:paragraph-properties fo:margin-left="0.4882in" fo:margin-right="0.0083in" fo:text-align="justify" style:justify-single-word="false" fo:text-indent="-0.4563in" style:auto-text-indent="false"/>
      <style:text-properties fo:color="#808080" style:font-name="DejaVu Sans" fo:language="en" fo:country="GB" fo:font-weight="normal" officeooo:rsid="000e06d7" officeooo:paragraph-rsid="000e06d7" style:language-asian="zh" style:country-asian="CN" style:font-weight-asian="normal" style:font-name-complex="DejaVu Sans" style:language-complex="hi" style:country-complex="IN" style:font-weight-complex="normal"/>
    </style:style>
    <style:style style:name="P32" style:family="paragraph" style:parent-style-name="Standard">
      <style:paragraph-properties fo:margin-left="0.4882in" fo:margin-right="0.0083in" fo:text-align="justify" style:justify-single-word="false" fo:text-indent="-0.0118in" style:auto-text-indent="false"/>
      <style:text-properties fo:color="#808080" style:font-name="DejaVu Sans" fo:language="ru" fo:country="RU" fo:font-weight="normal" style:font-weight-asian="normal" style:font-name-complex="DejaVu Sans"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DejaVu Sans" fo:font-size="10pt" fo:language="ru" fo:country="RU" style:font-size-asian="10pt" style:font-name-complex="DejaVu Sans" style:font-size-complex="10pt"/>
    </style:style>
    <style:style style:name="P34" style:family="paragraph" style:parent-style-name="Standard">
      <style:paragraph-properties fo:text-align="justify" style:justify-single-word="false"/>
      <style:text-properties style:font-name="DejaVu Sans" fo:font-size="10pt" fo:language="ru" fo:country="RU" officeooo:rsid="000d5ca3" officeooo:paragraph-rsid="000d5ca3" style:font-size-asian="10pt" style:font-name-complex="DejaVu Sans" style:font-size-complex="10pt"/>
    </style:style>
    <style:style style:name="P35" style:family="paragraph" style:parent-style-name="Standard">
      <style:paragraph-properties fo:text-align="justify" style:justify-single-word="false"/>
      <style:text-properties style:font-name="DejaVu Sans" fo:font-size="10pt" fo:language="ru" fo:country="RU" officeooo:rsid="0014689e" officeooo:paragraph-rsid="0014689e" style:font-size-asian="10pt" style:font-name-complex="DejaVu Sans" style:font-size-complex="10pt"/>
    </style:style>
    <style:style style:name="P36" style:family="paragraph" style:parent-style-name="Standard">
      <style:paragraph-properties fo:margin-left="0in" fo:margin-right="0in" fo:text-align="justify" style:justify-single-word="false" fo:text-indent="0in" style:auto-text-indent="false"/>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P37" style:family="paragraph" style:parent-style-name="Standard">
      <style:paragraph-properties fo:margin-left="0in" fo:margin-right="0in" fo:text-align="justify" style:justify-single-word="false" fo:text-indent="0.5953in" style:auto-text-indent="false"/>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P38" style:family="paragraph" style:parent-style-name="Standard">
      <style:paragraph-properties fo:margin-left="0in" fo:margin-right="0in" fo:text-align="justify" style:justify-single-word="false" fo:text-indent="0.5953in" style:auto-text-indent="false"/>
      <style:text-properties fo:color="#808080" style:font-name="DejaVu Sans" fo:language="en" fo:country="GB" fo:font-weight="normal" officeooo:rsid="00122640" officeooo:paragraph-rsid="00122640" style:language-asian="zh" style:country-asian="CN" style:font-weight-asian="normal" style:font-name-complex="DejaVu Sans" style:language-complex="hi" style:country-complex="IN" style:font-weight-complex="normal"/>
    </style:style>
    <style:style style:name="P39" style:family="paragraph" style:parent-style-name="Standard">
      <style:paragraph-properties fo:margin-left="0in" fo:margin-right="0in" fo:text-align="justify" style:justify-single-word="false" fo:text-indent="0.5953in" style:auto-text-indent="false"/>
      <style:text-properties fo:color="#000000" style:font-name="DejaVu Sans" fo:font-size="10pt" fo:language="en" fo:country="GB" fo:font-weight="normal" officeooo:paragraph-rsid="00178d1c" style:font-size-asian="10pt" style:font-weight-asian="normal" style:font-name-complex="DejaVu Sans" style:font-size-complex="10pt" style:font-weight-complex="normal"/>
    </style:style>
    <style:style style:name="P40" style:family="paragraph" style:parent-style-name="Text_20_body">
      <style:text-properties officeooo:paragraph-rsid="0017f1d8"/>
    </style:style>
    <style:style style:name="P41" style:family="paragraph" style:parent-style-name="Text_20_body" style:list-style-name="L1">
      <style:paragraph-properties fo:margin-top="0in" fo:margin-bottom="0in" loext:contextual-spacing="false"/>
    </style:style>
    <style:style style:name="P42" style:family="paragraph" style:parent-style-name="Text_20_body" style:list-style-name="L1">
      <style:paragraph-properties fo:margin-top="0in" fo:margin-bottom="0in" loext:contextual-spacing="false"/>
      <style:text-properties officeooo:rsid="000e06d7" officeooo:paragraph-rsid="000e06d7"/>
    </style:style>
    <style:style style:name="T1" style:family="text">
      <style:text-properties fo:color="#000000" style:font-name="DejaVu Sans" fo:font-size="10pt" fo:language="ru" fo:country="RU" fo:font-weight="normal" style:font-size-asian="10pt" style:font-weight-asian="normal" style:font-name-complex="DejaVu Sans" style:font-size-complex="10pt" style:font-weight-complex="normal"/>
    </style:style>
    <style:style style:name="T2" style:family="text">
      <style:text-properties fo:color="#000000" style:font-name="DejaVu Sans" fo:font-size="10pt" fo:font-weight="normal" style:font-name-asian="DejaVu Sans" style:font-size-asian="10pt" style:font-weight-asian="normal" style:font-name-complex="DejaVu Sans" style:font-size-complex="10pt" style:font-weight-complex="normal"/>
    </style:style>
    <style:style style:name="T3" style:family="text">
      <style:text-properties fo:color="#000000" style:font-name="DejaVu Sans" fo:font-size="10pt" fo:font-weight="normal" style:font-size-asian="10pt" style:font-weight-asian="normal" style:font-name-complex="DejaVu Sans" style:font-size-complex="10pt" style:font-weight-complex="normal"/>
    </style:style>
    <style:style style:name="T4" style:family="text">
      <style:text-properties fo:color="#000000" style:font-name="DejaVu Sans" fo:font-size="10pt" fo:font-weight="normal" officeooo:rsid="00122640" style:font-size-asian="10pt" style:font-weight-asian="normal" style:font-name-complex="DejaVu Sans" style:font-size-complex="10pt" style:font-weight-complex="normal"/>
    </style:style>
    <style:style style:name="T5" style:family="text">
      <style:text-properties fo:color="#000000" style:font-name="DejaVu Sans" fo:font-size="10pt" fo:language="en" fo:country="GB" fo:font-weight="normal" style:font-size-asian="10pt" style:font-weight-asian="normal" style:font-name-complex="DejaVu Sans" style:font-size-complex="10pt" style:font-weight-complex="normal"/>
    </style:style>
    <style:style style:name="T6" style:family="text">
      <style:text-properties fo:color="#000000" style:font-name="DejaVu Sans" fo:font-size="10pt" fo:language="en" fo:country="GB" fo:font-weight="normal" officeooo:rsid="00122640" style:font-size-asian="10pt" style:font-weight-asian="normal" style:font-name-complex="DejaVu Sans" style:font-size-complex="10pt" style:font-weight-complex="normal"/>
    </style:style>
    <style:style style:name="T7" style:family="text">
      <style:text-properties fo:color="#000000" style:font-name="DejaVu Sans" fo:font-size="10pt" fo:language="en" fo:country="GB" fo:font-weight="normal" officeooo:rsid="001327dd" style:font-size-asian="10pt" style:font-weight-asian="normal" style:font-name-complex="DejaVu Sans" style:font-size-complex="10pt" style:font-weight-complex="normal"/>
    </style:style>
    <style:style style:name="T8" style:family="text">
      <style:text-properties fo:color="#000000" style:font-name="DejaVu Sans" fo:font-size="10pt" fo:language="en" fo:country="GB" fo:font-weight="normal" officeooo:rsid="00178d1c" style:font-size-asian="10pt" style:font-weight-asian="normal" style:font-name-complex="DejaVu Sans" style:font-size-complex="10pt" style:font-weight-complex="normal"/>
    </style:style>
    <style:style style:name="T9" style:family="text">
      <style:text-properties fo:color="#808080" style:font-name="DejaVu Sans" fo:language="ru" fo:country="RU" fo:font-weight="normal" style:language-asian="zh" style:country-asian="CN" style:font-weight-asian="normal" style:font-name-complex="DejaVu Sans" style:language-complex="hi" style:country-complex="IN" style:font-weight-complex="normal"/>
    </style:style>
    <style:style style:name="T10" style:family="text">
      <style:text-properties fo:color="#808080" style:font-name="DejaVu Sans" fo:language="en" fo:country="GB" fo:font-weight="normal" style:language-asian="zh" style:country-asian="CN" style:font-weight-asian="normal" style:font-name-complex="DejaVu Sans" style:language-complex="hi" style:country-complex="IN" style:font-weight-complex="normal"/>
    </style:style>
    <style:style style:name="T11" style:family="text">
      <style:text-properties fo:color="#808080" style:font-name="DejaVu Sans" fo:language="en" fo:country="GB" style:language-asian="zh" style:country-asian="CN" style:font-name-complex="DejaVu Sans" style:language-complex="hi" style:country-complex="IN"/>
    </style:style>
    <style:style style:name="T12" style:family="text">
      <style:text-properties fo:font-variant="normal" fo:text-transform="none" fo:color="#808080" style:font-name="Tahoma" fo:font-size="11.5pt" fo:letter-spacing="normal" fo:font-style="normal" fo:font-weight="normal" style:font-size-asian="11.5pt" style:font-style-asian="normal" style:font-weight-asian="normal" style:font-name-complex="Tahoma" style:font-weight-complex="normal"/>
    </style:style>
    <style:style style:name="T13" style:family="text">
      <style:text-properties officeooo:rsid="000c5628"/>
    </style:style>
    <style:style style:name="T14" style:family="text">
      <style:text-properties fo:font-weight="bold"/>
    </style:style>
    <style:style style:name="T15" style:family="text">
      <style:text-properties fo:color="#ff0000" fo:font-weight="bold"/>
    </style:style>
    <style:style style:name="T16" style:family="text">
      <style:text-properties fo:font-weight="normal" officeooo:rsid="000c5628" style:font-weight-asian="normal" style:font-weight-complex="normal"/>
    </style:style>
    <style:style style:name="T17" style:family="text">
      <style:text-properties fo:font-weight="normal" officeooo:rsid="000c9645" style:font-weight-asian="normal" style:font-weight-complex="normal"/>
    </style:style>
    <style:style style:name="T18" style:family="text">
      <style:text-properties officeooo:rsid="000c9645"/>
    </style:style>
    <style:style style:name="T19" style:family="text">
      <style:text-properties officeooo:rsid="000d51de"/>
    </style:style>
    <style:style style:name="T20" style:family="text">
      <style:text-properties officeooo:rsid="000d5ca3"/>
    </style:style>
    <style:style style:name="T21" style:family="text">
      <style:text-properties officeooo:rsid="0010284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4pda</text:p>
      <text:p text:style-name="P8"><text:span text:style-name="T14">Краткое описание:</text:span> <text:line-break/>Запись разговоров и SMS. Хранение записей на телефоне, <text:span text:style-name="T18">Y</text:span>andex-диске, p<text:span text:style-name="T18">C</text:span>loud-диске.<text:line-break/><text:line-break/><text:span text:style-name="T14">Описание:</text:span><text:line-break/><text:span text:style-name="T14">PhoneRecorder</text:span> осуществляет автоматическую запись Ваших телефонных разговоров. Возможна скрытая запись и отправка на yandex- или pcloud-диск.<text:line-break/>Приложение позволяет скрыть факт его наличия на телефоне, что сделано для безопасности Ваших личных данных. </text:p>
      <text:p text:style-name="P9">В скрытом режиме приложение не отображается в лаунчере. Для доступа к приложению в скрытом режиме <text:span text:style-name="T21">позвоните на</text:span> секретный номер (по-умолчанию *#12345#).</text:p>
      <text:p text:style-name="P8"><text:line-break/>Основной функционал: </text:p>
      <text:list xml:id="list977293423024398555" text:style-name="L1">
        <text:list-item>
          <text:p text:style-name="P41">Запись телефонных разговоров в формате 3gp.</text:p>
        </text:list-item>
        <text:list-item>
          <text:p text:style-name="P42">Запись SMS (кроме коротких номеров)</text:p>
        </text:list-item>
        <text:list-item>
          <text:p text:style-name="P41">Прослушивание записанных разговоров.</text:p>
        </text:list-item>
        <text:list-item>
          <text:p text:style-name="P41">Скрытое функционирование.</text:p>
        </text:list-item>
        <text:list-item>
          <text:p text:style-name="P41">Выбор источника звука (MIC, VOICE_CALL, VOICE_COMMUNICATION<text:span text:style-name="T13">)</text:span>.</text:p>
        </text:list-item>
        <text:list-item>
          <text:p text:style-name="P41">Ограничение количества и общего размера записанных файлов.</text:p>
        </text:list-item>
        <text:list-item>
          <text:p text:style-name="P41">Автоматическое удаление файлов разговоров.</text:p>
        </text:list-item>
        <text:list-item>
          <text:p text:style-name="P41"><text:span text:style-name="T18">Хранение записей</text:span> <text:span text:style-name="T18">на</text:span> <text:span text:style-name="T18">телефоне или облачном диске.</text:span></text:p>
        </text:list-item>
        <text:list-item>
          <text:p text:style-name="P41">Запрет отправки <text:span text:style-name="T18">записей</text:span> в роуминге.</text:p>
        </text:list-item>
      </text:list>
      <text:p text:style-name="P40"><text:line-break/><text:span text:style-name="T14">Новый функционал: </text:span><text:span text:style-name="T17">Вместо отправки на email введена работа с облачными хранилищами (Yandex.disk, pCloud). Добавлена запись SMS (кроме коротких номеров). Полностью переработан пользовательский интерфейс.</text:span><text:line-break/><text:line-break/>Приложение ведет запись, используя стандартное Android API. Однако не все производители реализуют эту часть API. Поэтому приложение может не работать на некоторых моделях телефонов.<text:line-break/><text:line-break/>Приложение доступно на <text:a xlink:type="simple" xlink:href="http://4pda.ru/pages/go/?u=http%3A%2F%2Fstore.yandex.ru%2F&amp;e=34173752" office:target-frame-name="_blank" xlink:show="new" text:style-name="Internet_20_link" text:visited-style-name="Visited_20_Internet_20_Link">store.yandex.ru</text:a> Приветствуются конструктивные замечания и предложения.<text:line-break/><text:line-break/><text:span text:style-name="T15">Не используйте это приложение на телефоне другого лица без его согласия!</text:span><text:line-break/><text:span text:style-name="T14">Требуется Android:</text:span> <text:span text:style-name="T18">4.0</text:span> и выше<text:line-break/><text:span text:style-name="T14">Русский интерфейс:</text:span> Да</text:p>
      <table:table table:name="Table1" table:style-name="Table1">
        <table:table-column table:style-name="Table1.A"/>
        <table:table-column table:style-name="Table1.B"/>
        <table:table-row table:style-name="Table1.1">
          <table:table-cell table:style-name="Table1.A1" office:value-type="string">
            <text:p text:style-name="P12">PhoneRecorder осуществляет автоматическую запись Ваших телефонных разговоров. Возможна скрытая запись.</text:p>
            <text:p text:style-name="P12">Приложение предназначено для записи и архивирования ваших разговоров. Скрытый режим обеспечивает защиту вашей личной информации от посторонних, которые могу случайно или преднамеренно получить доступ к Вашему телефону.</text:p>
            <text:p text:style-name="P12">Работает на Android начиная с версии <text:span text:style-name="T19">4.0</text:span></text:p>
            <text:p text:style-name="P33"/>
            <text:p text:style-name="P14"><text:s/>В скрытом режиме приложение не отображается в лаунчере. <text:span text:style-name="T20">Для доступа к приложению в скрытом режиме позвоните на секретный номер (по-умолчанию *#12345#).</text:span></text:p>
            <text:p text:style-name="P12"/>
            <text:p text:style-name="P13">Основной функционал:</text:p>
            <text:p text:style-name="P34">- Запись телефонных разговоров в формате 3gp.</text:p>
            <text:p text:style-name="P10"><text:s/>- Запись SMS (кроме коротких номеров)</text:p>
            <text:p text:style-name="P34"><text:s/>- Прослушивание записанных разговоров.</text:p>
            <text:p text:style-name="P34"><text:s/>- Скрытое функционирование.</text:p>
            <text:p text:style-name="P34"><text:s/>- Выбор источника звука (MIC, VOICE_CALL, VOICE_COMMUNICATION).</text:p>
            <text:p text:style-name="P34"><text:s/>- Ограничение количества и общего размера записанных файлов.</text:p>
            <text:p text:style-name="P34">- Автоматическое удаление файлов разговоров.</text:p>
            <text:p text:style-name="P35">- Защита от удаления</text:p>
            <text:p text:style-name="P34"><text:s/>- Хранение записей на телефоне или облачном диске.</text:p>
            <text:p text:style-name="P34"><text:s/>- Запрет отправки записей в роуминге.</text:p>
            <text:p text:style-name="P1"/>
            <text:p text:style-name="P16">Приложение ведет запись используя стандартное Android API. Однако не все производители реализуют эту часть API. Поэтому приложение не сможет работать на некоторых моделях телефонов. </text:p>
            <text:p text:style-name="P16"/>
            <text:p text:style-name="P17">Не используйте это приложение на телефоне другого лица без его согласия!</text:p>
            <text:p text:style-name="P5"/>
            <text:p text:style-name="P18"/>
            <text:p text:style-name="P7"/>
          </table:table-cell>
          <table:table-cell table:style-name="Table1.B1" office:value-type="string">
            <text:p text:style-name="P39">PhoneRecorder shall automatically record your phone conversations. <text:s text:c="2"/>This application helps you to archive your data. This application can be hidden on your phone. The hidden mode is meant to protect you private data from any stranger who may get access to your phone accidentally or by intent. </text:p>
            <text:p text:style-name="P21"><text:span text:style-name="T2"><text:s/></text:span><text:span text:style-name="T3">The application is only available for Android </text:span><text:span text:style-name="T4">4.0</text:span><text:span text:style-name="T3"> or later.</text:span></text:p>
            <text:p text:style-name="P20"/>
            <text:p text:style-name="P22"><text:span text:style-name="T6">The</text:span><text:span text:style-name="T5"> hidden mode </text:span><text:span text:style-name="T6">removes the application</text:span><text:span text:style-name="T5"> </text:span><text:span text:style-name="T8">icon </text:span><text:span text:style-name="T6">from the launcher. Y</text:span><text:span text:style-name="T5">ou may dial up and call the secret phone number in order to access </text:span><text:span text:style-name="T7">to</text:span><text:span text:style-name="T5"> the user interface. <text:s/>The secret phone number by default is </text:span><text:span text:style-name="T1">*#12345#.</text:span></text:p>
            <text:p text:style-name="P36"/>
            <text:p text:style-name="P19"/>
            <text:p text:style-name="P19">Basic functions: </text:p>
            <text:p text:style-name="P2">- to record your phone conversation in 3gp files.</text:p>
            <text:p text:style-name="P3">- to record your SMS (except short-numbers)</text:p>
            <text:p text:style-name="P2">- to play your recorded calls.</text:p>
            <text:p text:style-name="P2">- to work in the hidden mode.</text:p>
            <text:p text:style-name="P2">- to choose a sound source (MIC, VOICE_CALL, VOICE_COMMUNICATION).</text:p>
            <text:p text:style-name="P2">- to limit the number and the total size of recorded files.</text:p>
            <text:p text:style-name="P2">- to delete recorded files automatically.</text:p>
            <text:p text:style-name="P2">- to protect important records from deleting</text:p>
            <text:p text:style-name="P4">- to use a remote storage or your phone card</text:p>
            <text:p text:style-name="P2">- to inhibit the sending email process when roaming is active</text:p>
            <text:p text:style-name="P6"/>
            <text:p text:style-name="P19">This application uses normal Android API to record phone conversations. However, some phone producers do not implement the appropriate part of the API, so PhoneRecorder does not work properly on this kind of phones. </text:p>
            <text:p text:style-name="P19"/>
            <text:p text:style-name="P19"/>
            <text:p text:style-name="P23">Do not use this application on another person phone without their consent.</text:p>
          </table:table-cell>
        </table:table-row>
        <text:soft-page-break/>
        <table:table-row table:style-name="Table1.2">
          <table:table-cell table:style-name="Table1.A2" office:value-type="string">
            <text:p text:style-name="P29">2.1.0 Пакеты PhoneRecorder и <text:s/>PhoneRecorderUI объединены. В скрытом режиме доступ к пользовательскому интерфейсу осуществляется набором специального секретного номера телефона (по-умолчанию *#12345#).</text:p>
            <text:p text:style-name="P29">2.2.0 Добавлена отправка/получение отчетов по bluetooth. Изменены требования к минимальной версии Android (API10, Android 2.3.3)</text:p>
            <text:p text:style-name="P32">Добавлена возможность выборочной отправки отчетов на email.</text:p>
            <text:p text:style-name="P32">При активизации UI через секретный номер, приложение не остается в recent apps</text:p>
            <text:p text:style-name="P30">2.3.0 Добавлена защита записей от удаления. Добавлена возможность коментировать записи</text:p>
            <text:p text:style-name="P30"/>
            <text:p text:style-name="P31">3.0.0 <text:span text:style-name="T18">Вместо отправки на email введена работа с облачными хранилищами (Yandex.disk, pCloud). Добавлена запись SMS. </text:span></text:p>
          </table:table-cell>
          <table:table-cell table:style-name="Table1.B2" office:value-type="string">
            <text:p text:style-name="P21"><text:span text:style-name="T11">2.1.0 PhoneRecorder and <text:s/>PhoneRecorderUI packages have been united. When the hidden mode is activated, you should dial up the secret number to get access to the user interface. </text:span><text:span text:style-name="T10">The secret phone number by default is </text:span><text:span text:style-name="T9">*#12345#.</text:span></text:p>
            <text:p text:style-name="P21"><text:span text:style-name="T10">2.2.0 The Bluetooth-report sending and receiving function was </text:span><text:span text:style-name="T12">realized</text:span><text:span text:style-name="T10">. </text:span></text:p>
            <text:p text:style-name="P25">The minimal Android version is changed to 2.3.3. </text:p>
            <text:p text:style-name="P25">The manual selective email-reporting was realized.</text:p>
            <text:p text:style-name="P21"><text:span text:style-name="T10">In case you activate UI using the secret number, the activity does not add to </text:span><text:span text:style-name="T9">recent apps.</text:span></text:p>
            <text:p text:style-name="P26"/>
            <text:p text:style-name="P21"><text:span text:style-name="T9">2.3.0</text:span><text:span text:style-name="T10"> Records can be protected from deleting. Users can add a commentary to a record.</text:span></text:p>
            <text:p text:style-name="P25"/>
            <text:p text:style-name="P25"/>
            <text:p text:style-name="P38">3.0.0 email-sending was replaced with cloud storage (yandex.disk, pCloud). The app can save SMS.</text:p>
          </table:table-cell>
        </table:table-row>
      </table:table>
      <text:p text:style-name="P11"/>
      <text:p text:style-name="P15"/>
      <text:p text:style-name="P28"/>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face style:name="Symbol" svg:font-family="Symbol"/>
    <style:font-face style:name="Tahoma" svg:font-family="Tahoma, Verdana"/>
    <style:font-face style:name="FreeSans2" svg:font-family="FreeSans" style:font-family-generic="swiss"/>
    <style:font-face style:name="Droid Sans"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GB" style:letter-kerning="true" style:font-name-asian="Droid Sans" style:font-family-asian="'Droid Sans'"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Заголовок"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Droid Sans" style:font-family-asian="'Droid Sans'" style:font-pitch-asian="variable" style:font-size-asian="14pt" style:font-name-complex="FreeSans1" style:font-family-complex="FreeSans" style:font-pitch-complex="variable" style:font-size-complex="14pt"/>
    </style:style>
    <style:style style:name="Название"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Указатель" style:family="paragraph" style:parent-style-name="Standard">
      <style:paragraph-properties text:number-lines="false" text:line-number="0"/>
      <style:text-properties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Absatz-Standardschriftart" style:family="text"/>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Маркеры_20_списка" style:display-name="Маркеры списка"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Символ_20_нумерации" style:display-name="Символ нумерации"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7874in" fo:margin-right="0.7874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45:42</meta:creation-date>
    <dc:date>2018-07-13T15:44:50.044704596</dc:date>
    <meta:editing-cycles>41</meta:editing-cycles>
    <meta:editing-duration>PT6H51M18S</meta:editing-duration>
    <meta:generator>LibreOffice/5.2.7.2$Linux_X86_64 LibreOffice_project/20m0$Build-2</meta:generator>
    <meta:document-statistic meta:table-count="1" meta:image-count="0" meta:object-count="0" meta:page-count="4" meta:paragraph-count="60" meta:word-count="767" meta:character-count="5414" meta:non-whitespace-character-count="4686"/>
  </office:meta>
</office:document-meta>
</file>